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87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80433333333333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96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56166666666667cm"/>
    </style:style>
    <style:style style:name="co11" style:family="table-column">
      <style:table-column-properties fo:break-before="auto" style:column-width="0.8255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0.8678333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7" table:formula="of:=SUM([.N3:.R3])" table:style-name="ce8">
            <text:p>7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63" table:formula="of:=SUM([.S3];[.M3];[.G3];[.Y3])" table:style-name="ce9">
            <text:p>6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4:.L4])" table:style-name="ce8">
            <text:p>3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formula="of:=SUM([.N4:.R4])" table:style-name="ce8">
            <text:p>3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7" table:formula="of:=SUM([.S4];[.M4];[.G4];[.Y4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3" table:formula="of:=SUM([.H5:.L5])" table:style-name="ce8">
            <text:p>3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5" table:formula="of:=SUM([.S5];[.M5];[.G5];[.Y5])" table:style-name="ce9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formula="of:=SUM([.N6:.R6])" table:style-name="ce8">
            <text:p>3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2" table:formula="of:=SUM([.S6];[.M6];[.G6];[.Y6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5" table:formula="of:=SUM([.H7:.L7])" table:style-name="ce8">
            <text:p>5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16" table:formula="of:=SUM([.N7:.R7])" table:style-name="ce8">
            <text:p>16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24.5" table:formula="of:=SUM([.S7];[.M7];[.G7];[.Y7])" table:style-name="ce9">
            <text:p>24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table:style-name="ce7"/>
          <table:table-cell office:value-type="float" office:value="16" table:formula="of:=SUM([.H8:.L8])" table:style-name="ce8">
            <text:p>16</text:p>
          </table:table-cell>
          <table:table-cell table:style-name="ce11"/>
          <table:table-cell office:value-type="float" office:value="10" table:style-name="ce7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10" table:formula="of:=SUM([.N8:.R8])" table:style-name="ce8">
            <text:p>1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26" table:formula="of:=SUM([.S8];[.M8];[.G8];[.Y8])" table:style-name="ce9">
            <text:p>2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formula="of:=SUM([.N9:.R9])" table:style-name="ce8">
            <text:p>5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5" table:formula="of:=SUM([.S9];[.M9];[.G9];[.Y9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table:style-name="ce14"/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6">
            <text:p>0</text:p>
          </table:table-cell>
          <table:table-cell table:style-name="ce14"/>
          <table:table-cell office:value-type="float" office:value="2" table:formula="of:=SUM([.N10:.R10])" table:style-name="ce15">
            <text:p>2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2" table:formula="of:=SUM([.S10];[.M10];[.G10];[.Y10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68" table:formula="of:=SUM([.M3:.M10])" table:style-name="ce4">
            <text:p>68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14" table:formula="of:=SUM([.P3:.P10])" table:style-name="ce19">
            <text:p>14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46" table:formula="of:=SUM([.S3:.S10])" table:style-name="ce4">
            <text:p>46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74.5" table:formula="of:=SUM([.Z3:.Z10])" table:style-name="ce21">
            <text:p>174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Usuario</dc:creator>
    <meta:creation-date>2013-08-23T13:53:05Z</meta:creation-date>
    <dc:date>2018-08-28T22:19:17Z</dc:date>
    <meta:editing-cycles>10</meta:editing-cycles>
    <meta:editing-duration>PT977S</meta:editing-duration>
  </office:meta>
</office:document-meta>
</file>